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color="#C00000"/>
    </style:style>
    <style:style style:name="P3" style:parent-style-name="Normal" style:family="paragraph">
      <style:text-properties fo:color="#FFC000"/>
    </style:style>
    <style:style style:name="P4" style:parent-style-name="Normal" style:family="paragraph">
      <style:text-properties fo:color="#C00000"/>
    </style:style>
    <style:style style:name="P5" style:parent-style-name="Normal" style:family="paragraph">
      <style:text-properties fo:color="#70AD47"/>
    </style:style>
    <style:style style:name="P6" style:parent-style-name="Normal" style:family="paragraph">
      <style:text-properties fo:color="#70AD47"/>
    </style:style>
    <style:style style:name="P7" style:parent-style-name="Normal" style:family="paragraph">
      <style:text-properties fo:color="#70AD47"/>
    </style:style>
    <style:style style:name="P8" style:parent-style-name="Normal" style:family="paragraph">
      <style:text-properties fo:color="#70AD47"/>
    </style:style>
    <style:style style:name="P9" style:parent-style-name="Normal" style:family="paragraph">
      <style:text-properties fo:color="#FFC000"/>
    </style:style>
    <style:style style:name="T10" style:parent-style-name="Policepardéfaut" style:family="text">
      <style:text-properties fo:color="#FFC000"/>
    </style:style>
  </office:automatic-styles>
  <office:body>
    <office:text text:use-soft-page-breaks="true">
      <text:p text:style-name="P1">Left to Do :</text:p>
      <text:p text:style-name="P2">Ennemis : mouvements/attaques/animation/drop de<text:s/>cœur</text:p>
      <text:p text:style-name="P3">Boss</text:p>
      <text:p text:style-name="P4">Salle par salle (construction des salles et des énigmes, drop des<text:s/>clés…)</text:p>
      <text:p text:style-name="P5">Mort + écran de mort</text:p>
      <text:p text:style-name="P6">Ecran titre</text:p>
      <text:p text:style-name="P7">Ecran de fin</text:p>
      <text:p text:style-name="P8">Pots contenant des cœurs,<text:s/>rien, ou une clé + clé sous des blocs</text:p>
      <text:p text:style-name="P9">Fx : ombre personnage, torche et lumière, particules</text:p>
      <text:p text:style-name="Normal"><text:span text:style-name="T10">So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mien Le Mâl</meta:initial-creator>
    <dc:creator>Damien Le Mâl</dc:creator>
    <meta:creation-date>2020-04-22T15:56:00Z</meta:creation-date>
    <dc:date>2020-04-24T16:42:00Z</dc:date>
    <meta:template xlink:href="Normal.dotm" xlink:type="simple"/>
    <meta:editing-cycles>6</meta:editing-cycles>
    <meta:editing-duration>PT50280S</meta:editing-duration>
    <meta:document-statistic meta:page-count="1" meta:paragraph-count="1" meta:word-count="47" meta:character-count="310" meta:row-count="2" meta:non-whitespace-character-count="264"/>
  </office:meta>
</office:document-meta>
</file>